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6.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5cm" svg:height="1.673cm" svg:x="9.5cm" svg:y="7.25cm">
          <draw:text-box>
            <text:p>EvoCar – Car Battle Arena</text:p>
          </draw:text-box>
        </draw:frame>
        <draw:frame draw:style-name="gr2" draw:text-style-name="P1" draw:layer="layout" svg:width="11cm" svg:height="1cm" svg:x="1.25cm" svg:y="1.5cm">
          <draw:text-box>
            <text:p>Page 1 - Title</text:p>
          </draw:text-box>
        </draw:frame>
        <draw:frame draw:style-name="gr1" draw:text-style-name="P1" draw:layer="layout" svg:width="9.5cm" svg:height="1.673cm" svg:x="9.5cm" svg:y="2.577cm">
          <draw:text-box>
            <text:p>Game Design Planning</text:p>
          </draw:text-box>
        </draw:frame>
      </draw:page>
      <draw:page draw:name="page2" draw:style-name="dp1" draw:master-page-name="Padrão">
        <draw:frame draw:style-name="gr3" draw:text-style-name="P1" draw:layer="layout" svg:width="22.5cm" svg:height="8.072cm" svg:x="1.5cm" svg:y="1.483cm">
          <draw:text-box>
            <text:p>Page 2 – Story and Gameplay</text:p>
            <text:p/>
            <text:p>- General game setting – Several types of futuristic cites: Cyberpunk, Atompunk, Greenpunk and Biopunk.</text:p>
            <text:p/>
            <text:p>- Gameplay basics:</text:p>
            <text:p><text:tab/>- There are guns attached to your car!</text:p>
            <text:p text:style-name="P2"><text:tab/>- Customize and upgrade your car</text:p>
            <text:p><text:s/><text:tab/>- Race to checkpoints on an open city map</text:p>
            <text:p><text:s/><text:tab/>- Shoot other players who get in your way </text:p>
            <text:p><text:span text:style-name="T1"><text:tab/></text:span><text:span text:style-name="T1">- </text:span>Battle Royale and Team VS Team<text:tab/></text:p>
          </draw:text-box>
        </draw:frame>
      </draw:page>
      <draw:page draw:name="page3" draw:style-name="dp1" draw:master-page-name="Padrão">
        <draw:frame draw:style-name="gr4" draw:text-style-name="P1" draw:layer="layout" svg:width="16cm" svg:height="3.095cm" svg:x="1.5cm" svg:y="1.75cm">
          <draw:text-box>
            <text:p>Page 3 – Game Flow and Game Loop</text:p>
            <text:p/>
            <text:p>- (How the player can get stronger)</text:p>
            <text:p>- (Match results and rewards)</text:p>
          </draw:text-box>
        </draw:frame>
      </draw:page>
      <draw:page draw:name="page4" draw:style-name="dp1" draw:master-page-name="Padrão">
        <draw:frame draw:style-name="gr5" draw:text-style-name="P1" draw:layer="layout" svg:width="24.75cm" svg:height="6.65cm" svg:x="1.5cm" svg:y="1.25cm">
          <draw:text-box>
            <text:p>Page 4 – Car Customization</text:p>
            <text:p/>
            <text:p>- Car and Weapon customization.( Car is connected to NEV while the equipped weapons are game exclusive)</text:p>
            <text:p text:style-name="P2">- Mix and match Back, Middle, Front, Wheels, Color Pattern and Acessories</text:p>
            <text:p text:style-name="P2">- Mix and match Car Parts from (both NFT and non-NFT) you own.</text:p>
            <text:p text:style-name="P2">- Car NFTs create exclusive customization options to the player.</text:p>
            <text:p>- non-NFT Cars and Car Parts are obtained by normal gameplay and achievements.</text:p>
            <text:p>- NFT Cars are obtained by lootboxes, marketplace, and special tournaments.</text:p>
          </draw:text-box>
        </draw:frame>
      </draw:page>
      <draw:page draw:name="page5" draw:style-name="dp1" draw:master-page-name="Padrão">
        <draw:frame draw:style-name="gr6" draw:text-style-name="P1" draw:layer="layout" svg:width="17.75cm" svg:height="6.5cm" svg:x="1.5cm" svg:y="1.25cm">
          <draw:text-box>
            <text:p>Page 5 – Cripto and NFT features</text:p>
            <text:p/>
            <text:p>- Car NFTs.</text:p>
            <text:p>- in-game token</text:p>
            <text:p/>
          </draw:text-box>
        </draw:frame>
      </draw:page>
      <draw:page draw:name="page6" draw:style-name="dp1" draw:master-page-name="Padrão">
        <draw:frame draw:style-name="gr6" draw:text-style-name="P1" draw:layer="layout" svg:width="17.75cm" svg:height="6.5cm" svg:x="1.5cm" svg:y="1.25cm">
          <draw:text-box>
            <text:p>Page 6 – Game World and Maps.</text:p>
            <text:p/>
          </draw:text-box>
        </draw:frame>
      </draw:page>
      <draw:page draw:name="page7" draw:style-name="dp1" draw:master-page-name="Padrão">
        <draw:frame draw:style-name="gr6" draw:text-style-name="P1" draw:layer="layout" svg:width="17.75cm" svg:height="6.5cm" svg:x="1.5cm" svg:y="1.25cm">
          <draw:text-box>
            <text:p>Page 7 – UI and controls</text:p>
          </draw:text-box>
        </draw:frame>
      </draw:page>
      <draw:page draw:name="page8" draw:style-name="dp1" draw:master-page-name="Padrão">
        <draw:frame draw:style-name="gr6" draw:text-style-name="P1" draw:layer="layout" svg:width="17.75cm" svg:height="6.5cm" svg:x="1.5cm" svg:y="1.25cm">
          <draw:text-box>
            <text:p>Page 8 – Car and weapons upgrade system</text:p>
            <text:p/>
          </draw:text-box>
        </draw:frame>
      </draw:page>
      <draw:page draw:name="page9" draw:style-name="dp1" draw:master-page-name="Padrão">
        <draw:frame draw:style-name="gr6" draw:text-style-name="P1" draw:layer="layout" svg:width="17.75cm" svg:height="6.5cm" svg:x="1.5cm" svg:y="1.25cm">
          <draw:text-box>
            <text:p>Page 9 – Enemies, PVE, and PVP</text:p>
            <text:p/>
          </draw:text-box>
        </draw:frame>
      </draw:page>
      <draw:page draw:name="page10" draw:style-name="dp1" draw:master-page-name="Padrão">
        <draw:frame draw:style-name="gr6" draw:text-style-name="P1" draw:layer="layout" svg:width="17.75cm" svg:height="6.5cm" svg:x="1.5cm" svg:y="1.25cm">
          <draw:text-box>
            <text:p>Page 10 – PIXMoving/NEV rewards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5:28:57.599000000</meta:creation-date>
    <dc:date>2022-10-12T18:25:22.585000000</dc:date>
    <meta:editing-duration>PT3H20M42S</meta:editing-duration>
    <meta:editing-cycles>13</meta:editing-cycles>
    <meta:generator>LibreOffice/7.3.6.2$Windows_X86_64 LibreOffice_project/c28ca90fd6e1a19e189fc16c05f8f8924961e12e</meta:generator>
    <meta:document-statistic meta:object-count="12"/>
  </office:meta>
</office:document-meta>
</file>